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e3f" officeooo:paragraph-rsid="000ea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>This report is about the ball game based on Java Codes that is created by using Greenfoot applic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02:28.706242512</meta:creation-date>
    <dc:date>2017-04-27T10:04:55.411982386</dc:date>
    <meta:editing-duration>PT2M27S</meta:editing-duration>
    <meta:editing-cycles>1</meta:editing-cycles>
    <meta:document-statistic meta:table-count="0" meta:image-count="0" meta:object-count="0" meta:page-count="1" meta:paragraph-count="2" meta:word-count="19" meta:character-count="115" meta:non-whitespace-character-count="97"/>
    <meta:generator>LibreOffice/5.1.6.2$Linux_X86_64 LibreOffice_project/10m0$Build-2</meta:generator>
  </office:meta>
</office:document-meta>
</file>